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text-underline-style="none" officeooo:rsid="001a80b2" officeooo:paragraph-rsid="001a80b2"/>
    </style:style>
    <style:style style:name="P2" style:family="paragraph" style:parent-style-name="Standard">
      <style:text-properties officeooo:paragraph-rsid="001a80b2"/>
    </style:style>
    <style:style style:name="P3" style:family="paragraph" style:parent-style-name="Standard">
      <style:text-properties officeooo:rsid="001bb9af" officeooo:paragraph-rsid="001bb9af"/>
    </style:style>
    <style:style style:name="P4" style:family="paragraph" style:parent-style-name="Standard">
      <style:text-properties officeooo:paragraph-rsid="001bb9af"/>
    </style:style>
    <style:style style:name="P5" style:family="paragraph" style:parent-style-name="Standard">
      <style:text-properties style:text-underline-style="solid" style:text-underline-width="auto" style:text-underline-color="font-color" officeooo:rsid="001a80b2" officeooo:paragraph-rsid="001a80b2"/>
    </style:style>
    <style:style style:name="P6" style:family="paragraph" style:parent-style-name="Standard">
      <style:text-properties style:text-underline-style="solid" style:text-underline-width="auto" style:text-underline-color="font-color" officeooo:rsid="001a80b2" officeooo:paragraph-rsid="001bb9af"/>
    </style:style>
    <style:style style:name="P7" style:family="paragraph" style:parent-style-name="Standard">
      <style:text-properties style:text-underline-style="solid" style:text-underline-width="auto" style:text-underline-color="font-color" officeooo:rsid="001bb9af" officeooo:paragraph-rsid="001bb9af"/>
    </style:style>
    <style:style style:name="P8" style:family="paragraph" style:parent-style-name="Standard">
      <style:text-properties style:text-underline-style="none" officeooo:rsid="001bb9af" officeooo:paragraph-rsid="001bb9af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1a80b2"/>
    </style:style>
    <style:style style:name="T3" style:family="text">
      <style:text-properties style:text-underline-style="solid" style:text-underline-width="auto" style:text-underline-color="font-color" officeooo:rsid="001bb9af"/>
    </style:style>
    <style:style style:name="T4" style:family="text">
      <style:text-properties fo:color="#c9211e"/>
    </style:style>
    <style:style style:name="T5" style:family="text">
      <style:text-properties fo:color="#c9211e" style:text-underline-style="none"/>
    </style:style>
    <style:style style:name="T6" style:family="text">
      <style:text-properties fo:color="#c9211e" style:text-underline-style="none" officeooo:rsid="001a80b2"/>
    </style:style>
    <style:style style:name="T7" style:family="text">
      <style:text-properties style:text-underline-style="none"/>
    </style:style>
    <style:style style:name="T8" style:family="text">
      <style:text-properties style:text-underline-style="none" officeooo:rsid="001a80b2"/>
    </style:style>
    <style:style style:name="T9" style:family="text">
      <style:text-properties style:text-underline-style="none" officeooo:rsid="001bb9a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LINKS TO PAPERS CORRELATING COMPULSIVE BEHAVIOR ASSOCIATIONS</text:p>
      <text:p text:style-name="P1"><text:a xlink:type="simple" xlink:href="https://link.springer.com/article/10.1007/s11154-019-09515-x" text:style-name="Internet_20_link" text:visited-style-name="Visited_20_Internet_20_Link"/></text:p>
      <text:p text:style-name="P1"><text:a xlink:type="simple" xlink:href="https://link.springer.com/article/10.1007/s11154-019-09515-x" text:style-name="Internet_20_link" text:visited-style-name="Visited_20_Internet_20_Link">https://link.springer.com/article/10.1007/s11154-019-09515-x</text:a></text:p>
      <text:p text:style-name="P1">NEED ACCESS: <text:a xlink:type="simple" xlink:href="https://onlinelibrary.wiley.com/doi/epdf/10.1111/adb.12381" text:style-name="Internet_20_link" text:visited-style-name="Visited_20_Internet_20_Link">https://onlinelibrary.wiley.com/doi/epdf/10.1111/adb.12381</text:a></text:p>
      <text:p text:style-name="P1"><text:a xlink:type="simple" xlink:href="https://www.sciencedirect.com/science/article/pii/S0306460320305943" text:style-name="Internet_20_link" text:visited-style-name="Visited_20_Internet_20_Link">https://www.sciencedirect.com/science/article/pii/S0306460320305943</text:a></text:p>
      <text:p text:style-name="P1"><text:a xlink:type="simple" xlink:href="https://www.frontiersin.org/articles/10.3389/fpsyt.2021.634583/full" text:style-name="Internet_20_link" text:visited-style-name="Visited_20_Internet_20_Link">https://www.frontiersin.org/articles/10.3389/fpsyt.2021.634583/full</text:a></text:p>
      <text:p text:style-name="P1">NEED ACCESS: <text:a xlink:type="simple" xlink:href="https://ajp.psychiatryonline.org/doi/abs/10.1176/appi.ajp.2020.20060821" text:style-name="Internet_20_link" text:visited-style-name="Visited_20_Internet_20_Link">https://ajp.psychiatryonline.org/doi/abs/10.1176/appi.ajp.2020.20060821</text:a></text:p>
      <text:p text:style-name="P1"><text:a xlink:type="simple" xlink:href="https://www.frontiersin.org/articles/10.3389/fpsyg.2015.01608/full" text:style-name="Internet_20_link" text:visited-style-name="Visited_20_Internet_20_Link">https://www.frontiersin.org/articles/10.3389/fpsyg.2015.01608/full</text:a></text:p>
      <text:p text:style-name="P1"><text:span text:style-name="T4">IMPORTANT PAPER:</text:span> <text:a xlink:type="simple" xlink:href="https://www.nature.com/articles/s41398-019-0559-6" text:style-name="Internet_20_link" text:visited-style-name="Visited_20_Internet_20_Link">https://www.nature.com/articles/s41398-019-0559-6</text:a></text:p>
      <text:p text:style-name="P1">NEED ACCESS: <text:a xlink:type="simple" xlink:href="https://www.tandfonline.com/doi/full/10.1080/10538712.2016.1269144?scroll=top&amp;needAccess=true" text:style-name="Internet_20_link" text:visited-style-name="Visited_20_Internet_20_Link">https://www.tandfonline.com/doi/full/10.1080/10538712.2016.1269144?scroll=top&amp;needAccess=true</text:a></text:p>
      <text:p text:style-name="P1"><text:span text:style-name="T4">IMPORTANT PAPER:</text:span> <text:a xlink:type="simple" xlink:href="https://www.nature.com/articles/mp2015140" text:style-name="Internet_20_link" text:visited-style-name="Visited_20_Internet_20_Link">https://www.nature.com/articles/mp2015140</text:a></text:p>
      <text:p text:style-name="P2"><text:span text:style-name="T8">IMPORTANT PAPER?: </text:span><text:a xlink:type="simple" xlink:href="https://www.jneurosci.org/content/39/15/2965.abstract" text:style-name="Internet_20_link" text:visited-style-name="Visited_20_Internet_20_Link"><text:span text:style-name="T2">https://www.jneurosci.org/content/39/15/2965.abstract</text:span></text:a></text:p>
      <text:p text:style-name="P2"><text:a xlink:type="simple" xlink:href="https://www.exeley.com/exeley/journals/acta_neurobiologiae_experimentalis/77/3/pdf/10.21307_ane-2017-059.pdf" text:style-name="Internet_20_link" text:visited-style-name="Visited_20_Internet_20_Link"><text:span text:style-name="T8">https://www.exeley.com/exeley/journals/acta_neurobiologiae_experimentalis/77/3/pdf/10.21307_ane-2017-059.pdf</text:span></text:a></text:p>
      <text:p text:style-name="P2"><text:span text:style-name="T8">IMPORTANT PAPER?: </text:span><text:a xlink:type="simple" xlink:href="https://psycnet.apa.org/fulltext/2019-33646-001.html" text:style-name="Internet_20_link" text:visited-style-name="Visited_20_Internet_20_Link"><text:span text:style-name="T2">https://psycnet.apa.org/fulltext/2019-33646-001.html</text:span></text:a></text:p>
      <text:p text:style-name="P2"><text:span text:style-name="T6">12 STEP MODEL STRUCTURE (DEPRECIATED):</text:span><text:span text:style-name="T8"> </text:span><text:a xlink:type="simple" xlink:href="https://books.google.com/books?hl=en&amp;lr=&amp;id=_wjXDQAAQBAJ&amp;oi=fnd&amp;pg=PT6&amp;dq=compulsive+behaviors&amp;ots=zazQCFRB_i&amp;sig=6XkkkekyXY48Na4J9k6cjfrT2Ps#v=onepage&amp;q=compulsive%20behaviors&amp;f=false" text:style-name="Internet_20_link" text:visited-style-name="Visited_20_Internet_20_Link"><text:span text:style-name="T2">https://books.google.com/books?hl=en&amp;lr=&amp;id=_wjXDQAAQBAJ&amp;oi=fnd&amp;pg=PT6&amp;dq=compulsive+behaviors&amp;ots=zazQCFRB_i&amp;sig=6XkkkekyXY48Na4J9k6cjfrT2Ps#v=onepage&amp;q=compulsive%20behaviors&amp;f=false</text:span></text:a></text:p>
      <text:p text:style-name="P2"><text:span text:style-name="T8">NEED ACCESS: </text:span><text:a xlink:type="simple" xlink:href="https://www.tandfonline.com/doi/pdf/10.1207/s15326942dn2903_3?needAccess=true" text:style-name="Internet_20_link" text:visited-style-name="Visited_20_Internet_20_Link"><text:span text:style-name="T2">https://www.tandfonline.com/doi/pdf/10.1207/s15326942dn2903_3?needAccess=true</text:span></text:a></text:p>
      <text:p text:style-name="P2"><text:span text:style-name="T6">IMPORTANT PAPER:</text:span><text:span text:style-name="T8"> </text:span><text:a xlink:type="simple" xlink:href="https://journals.plos.org/plosone/article?id=10.1371/journal.pone.0080151" text:style-name="Internet_20_link" text:visited-style-name="Visited_20_Internet_20_Link"><text:span text:style-name="T2">https://journals.plos.org/plosone/article?id=10.1371/journal.pone.0080151</text:span></text:a></text:p>
      <text:p text:style-name="P3"><text:span text:style-name="T8">I</text:span><text:span text:style-name="T7">MPORTANT PAPER?: </text:span><text:a xlink:type="simple" xlink:href="https://www.nature.com/articles/s41467-017-02534-9" text:style-name="Internet_20_link" text:visited-style-name="Visited_20_Internet_20_Link"><text:span text:style-name="T1">https://www.nature.com/articles/s41467-017-02534-9</text:span></text:a></text:p>
      <text:p text:style-name="P3"><text:span text:style-name="T7">IMPORTANT PAPER?: </text:span><text:a xlink:type="simple" xlink:href="https://www.nature.com/articles/tp20171" text:style-name="Internet_20_link" text:visited-style-name="Visited_20_Internet_20_Link"><text:span text:style-name="T1">https://www.nature.com/articles/tp20171</text:span></text:a></text:p>
      <text:p text:style-name="P3"><text:span text:style-name="T7">IMPORTANT PAPER?: </text:span><text:a xlink:type="simple" xlink:href="https://www.sciencedirect.com/science/article/abs/pii/S0010440X14003149" text:style-name="Internet_20_link" text:visited-style-name="Visited_20_Internet_20_Link"><text:span text:style-name="T1">https://www.sciencedirect.com/science/article/abs/pii/S0010440X14003149</text:span></text:a></text:p>
      <text:p text:style-name="P3"><text:span text:style-name="T7">NEED ACCESS: </text:span><text:a xlink:type="simple" xlink:href="https://www.tandfonline.com/doi/abs/10.1080/02791072.2000.10736099" text:style-name="Internet_20_link" text:visited-style-name="Visited_20_Internet_20_Link"><text:span text:style-name="T1">https://www.tandfonline.com/doi/abs/10.1080/02791072.2000.10736099</text:span></text:a></text:p>
      <text:p text:style-name="P3"><text:span text:style-name="T5">IMPORTANT PAPER:</text:span><text:span text:style-name="T7"> </text:span><text:a xlink:type="simple" xlink:href="https://www.nature.com/articles/s41398-021-01773-1" text:style-name="Internet_20_link" text:visited-style-name="Visited_20_Internet_20_Link"><text:span text:style-name="T1">https://www.nature.com/articles/s41398-021-01773-1</text:span></text:a></text:p>
      <text:p text:style-name="P8"/>
      <text:p text:style-name="P4"><text:span text:style-name="T2">LINKS TO </text:span><text:span text:style-name="T3">DATA </text:span><text:span text:style-name="T2">CORRELATING COMPULSIVE BEHAVIOR ASSOCIATIONS</text:span></text:p>
      <text:p text:style-name="P6"/>
      <text:p text:style-name="P4"><text:a xlink:type="simple" xlink:href="https://hcup-us.ahrq.gov/search/results.jsp#stq=compulsive&amp;stp=1" text:style-name="Internet_20_link" text:visited-style-name="Visited_20_Internet_20_Link"><text:span text:style-name="T2">https://hcup-us.ahrq.gov/search/results.jsp#stq=compulsive&amp;stp=1</text:span></text:a></text:p>
      <text:p text:style-name="P4"><text:a xlink:type="simple" xlink:href="https://archive.ics.uci.edu/ml/datasets/MHEALTH+Dataset" text:style-name="Internet_20_link" text:visited-style-name="Visited_20_Internet_20_Link"><text:span text:style-name="T2">https://archive.ics.uci.edu/ml/datasets/MHEALTH+Dataset</text:span></text:a></text:p>
      <text:p text:style-name="P4"><text:a xlink:type="simple" xlink:href="https://www.mortality.org/" text:style-name="Internet_20_link" text:visited-style-name="Visited_20_Internet_20_Link"><text:span text:style-name="T2">https://www.mortality.org/</text:span></text:a></text:p>
      <text:p text:style-name="P4"><text:a xlink:type="simple" xlink:href="https://www.chdstudies.org/research/information_for_researchers.php" text:style-name="Internet_20_link" text:visited-style-name="Visited_20_Internet_20_Link"><text:span text:style-name="T2">https://www.chdstudies.org/research/information_for_researchers.php</text:span></text:a></text:p>
      <text:p text:style-name="P4"><text:a xlink:type="simple" xlink:href="https://healthcaredelivery.cancer.gov/seer-mhos/aboutdata/" text:style-name="Internet_20_link" text:visited-style-name="Visited_20_Internet_20_Link"><text:span text:style-name="T2">https://healthcaredelivery.cancer.gov/seer-mhos/aboutdata/</text:span></text:a></text:p>
      <text:p text:style-name="P4"><text:a xlink:type="simple" xlink:href="https://www.healthit.gov/data/data-briefs/variation-methods-health-information-management-among-us-substance-abuse-treatment" text:style-name="Internet_20_link" text:visited-style-name="Visited_20_Internet_20_Link"><text:span text:style-name="T2">https://www.healthit.gov/data/data-briefs/variation-methods-health-information-management-among-us-substance-abuse-treatment</text:span></text:a></text:p>
      <text:p text:style-name="P4"><text:a xlink:type="simple" xlink:href="https://libguides.cmich.edu/med_disciplines/data" text:style-name="Internet_20_link" text:visited-style-name="Visited_20_Internet_20_Link"><text:span text:style-name="T2">https://libguides.cmich.edu/med_disciplines/data</text:span></text:a></text:p>
      <text:p text:style-name="P4"><text:a xlink:type="simple" xlink:href="https://browse.welch.jhmi.edu/datasets/ehr-databases" text:style-name="Internet_20_link" text:visited-style-name="Visited_20_Internet_20_Link"><text:span text:style-name="T2">https://browse.welch.jhmi.edu/datasets/ehr-databases</text:span></text:a></text:p>
      <text:p text:style-name="P4"><text:a xlink:type="simple" xlink:href="https://data.world/t-nmurthy/survey-data-on-impulsive-buying" text:style-name="Internet_20_link" text:visited-style-name="Visited_20_Internet_20_Link"><text:span text:style-name="T2">https://data.world/t-nmurthy/survey-data-on-impulsive-buying</text:span></text:a></text:p>
      <text:p text:style-name="P4"><text:a xlink:type="simple" xlink:href="https://hints.cancer.gov/" text:style-name="Internet_20_link" text:visited-style-name="Visited_20_Internet_20_Link"><text:span text:style-name="T2">https://hints.cancer.gov/</text:span></text:a></text:p>
      <text:p text:style-name="P4"><text:a xlink:type="simple" xlink:href="https://www.childhealthdata.org/browse/survey" text:style-name="Internet_20_link" text:visited-style-name="Visited_20_Internet_20_Link"><text:span text:style-name="T2">https://www.childhealthdata.org/browse/survey</text:span></text:a></text:p>
      <text:p text:style-name="P4"><text:a xlink:type="simple" xlink:href="https://www.icpsr.umich.edu/web/pages/HMCA/index.html" text:style-name="Internet_20_link" text:visited-style-name="Visited_20_Internet_20_Link"><text:span text:style-name="T2">https://www.icpsr.umich.edu/web/pages/HMCA/index.html</text:span></text:a></text:p>
      <text:p text:style-name="P4"><text:a xlink:type="simple" xlink:href="https://ghdx.healthdata.org/" text:style-name="Internet_20_link" text:visited-style-name="Visited_20_Internet_20_Link"><text:span text:style-name="T2">https://ghdx.healthdata.org/</text:span></text:a></text:p>
      <text:p text:style-name="P4"><text:a xlink:type="simple" xlink:href="https://healthdata.gov/browse?q=behavior&amp;sortBy=relevance" text:style-name="Internet_20_link" text:visited-style-name="Visited_20_Internet_20_Link"><text:span text:style-name="T2">https://healthdata.gov/browse?q=behavior&amp;sortBy=relevance</text:span></text:a></text:p>
      <text:p text:style-name="P4"><text:a xlink:type="simple" xlink:href="https://data.cdc.gov/browse?q=behavior&amp;sortBy=relevance" text:style-name="Internet_20_link" text:visited-style-name="Visited_20_Internet_20_Link"><text:span text:style-name="T2">https://data.cdc.gov/browse?q=behavior&amp;sortBy=relevance</text:span></text:a></text:p>
      <text:p text:style-name="P4"><text:span text:style-name="T9">NEED ACCESS: </text:span><text:a xlink:type="simple" xlink:href="https://www.cdc.gov/rdc/" text:style-name="Internet_20_link" text:visited-style-name="Visited_20_Internet_20_Link"><text:span text:style-name="T2">https://www.cdc.gov/rdc/</text:span></text:a></text:p>
      <text:p text:style-name="P4"><text:a xlink:type="simple" xlink:href="https://www.re3data.org/search?query=addiction" text:style-name="Internet_20_link" text:visited-style-name="Visited_20_Internet_20_Link"><text:span text:style-name="T2">https://www.re3data.org/search?query=addiction</text:span></text:a></text:p>
      <text:p text:style-name="P4"><text:a xlink:type="simple" xlink:href="https://datasetsearch.research.google.com/" text:style-name="Internet_20_link" text:visited-style-name="Visited_20_Internet_20_Link"><text:span text:style-name="T2">https://datasetsearch.research.google.com/</text:span></text:a></text:p>
      <text:p text:style-name="P4"><text:a xlink:type="simple" xlink:href="https://fairsharing.org/search?q=addiction" text:style-name="Internet_20_link" text:visited-style-name="Visited_20_Internet_20_Link"><text:span text:style-name="T2">https://fairsharing.org/search?q=addiction</text:span></text:a></text:p>
      <text:p text:style-name="P4"><text:soft-page-break/><text:a xlink:type="simple" xlink:href="https://www.bphc.org/healthdata/health-of-boston-report/Pages/Health-of-Boston-Report.aspx" text:style-name="Internet_20_link" text:visited-style-name="Visited_20_Internet_20_Link"><text:span text:style-name="T2">https://www.bphc.org/healthdata/health-of-boston-report/Pages/Health-of-Boston-Report.aspx</text:span></text:a></text:p>
      <text:p text:style-name="P4"><text:a xlink:type="simple" xlink:href="https://www.cdc.gov/nchs/nhis/2022nhis.htm" text:style-name="Internet_20_link" text:visited-style-name="Visited_20_Internet_20_Link"><text:span text:style-name="T2">https://www.cdc.gov/nchs/nhis/2022nhis.htm</text:span></text:a></text:p>
      <text:p text:style-name="P4"><text:a xlink:type="simple" xlink:href="https://wwwn.cdc.gov/nchs/nhanes/Default.aspx" text:style-name="Internet_20_link" text:visited-style-name="Visited_20_Internet_20_Link"><text:span text:style-name="T2">https://wwwn.cdc.gov/nchs/nhanes/Default.aspx</text:span></text:a></text:p>
      <text:p text:style-name="P4"><text:a xlink:type="simple" xlink:href="https://www.datafiles.samhsa.gov/" text:style-name="Internet_20_link" text:visited-style-name="Visited_20_Internet_20_Link"><text:span text:style-name="T2">https://www.datafiles.samhsa.gov/</text:span></text:a></text:p>
      <text:p text:style-name="P4"><text:a xlink:type="simple" xlink:href="https://www.icpsr.umich.edu/web/pages/ICPSR/index.html" text:style-name="Internet_20_link" text:visited-style-name="Visited_20_Internet_20_Link"><text:span text:style-name="T2">https://www.icpsr.umich.edu/web/pages/ICPSR/index.html</text:span></text:a></text:p>
      <text:p text:style-name="P3"><text:span text:style-name="T8">N</text:span><text:span text:style-name="T7">EED ACCESS: </text:span><text:a xlink:type="simple" xlink:href="https://hrs.isr.umich.edu/data-products/restricted-data" text:style-name="Internet_20_link" text:visited-style-name="Visited_20_Internet_20_Link"><text:span text:style-name="T1">https://hrs.isr.umich.edu/data-products/restricted-data</text:span></text:a></text:p>
      <text:p text:style-name="P3"><text:a xlink:type="simple" xlink:href="https://a816-dohbesp.nyc.gov/IndicatorPublic/" text:style-name="Internet_20_link" text:visited-style-name="Visited_20_Internet_20_Link"><text:span text:style-name="T1">https://a816-dohbesp.nyc.gov/IndicatorPublic/</text:span></text:a></text:p>
      <text:p text:style-name="P3"><text:a xlink:type="simple" xlink:href="https://a816-health.nyc.gov/hdi/profiles/" text:style-name="Internet_20_link" text:visited-style-name="Visited_20_Internet_20_Link"><text:span text:style-name="T1">https://a816-health.nyc.gov/hdi/profiles/</text:span></text:a></text:p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31T17:38:16.581192643</meta:creation-date>
    <dc:date>2022-03-31T17:59:45.691220573</dc:date>
    <meta:editing-duration>PT1M8S</meta:editing-duration>
    <meta:editing-cycles>1</meta:editing-cycles>
    <meta:generator>LibreOffice/6.4.7.2$Linux_X86_64 LibreOffice_project/40$Build-2</meta:generator>
    <meta:document-statistic meta:table-count="0" meta:image-count="0" meta:object-count="0" meta:page-count="2" meta:paragraph-count="49" meta:word-count="98" meta:character-count="3177" meta:non-whitespace-character-count="3128"/>
  </office:meta>
</office:document-meta>
</file>